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ans<text:hidden-text text:condition="ooow:!person.dob" text:string-value=" - né en "/><text:user-field-get style:data-style-name="N0" text:name="person.dob">0</text:user-field-get>, a la <text:user-field-get style:data-style-name="N0" text:name="person.favouriteFruit">0</text:user-field-get> comme son fruit préféré. Sa chemise actuelle est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4-23T16:06:39</dc:date>
    <meta:editing-duration>P1DT4H1M53S</meta:editing-duration>
    <meta:editing-cycles>137</meta:editing-cycles>
    <meta:document-statistic meta:table-count="0" meta:image-count="0" meta:object-count="0" meta:page-count="1" meta:paragraph-count="2" meta:word-count="17" meta:character-count="71" meta:non-whitespace-character-count="56"/>
  </office:meta>
</office:document-meta>
</file>